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091cm"/>
        </style:tab-stops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3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#000000"/>
    </style:style>
    <style:style style:name="T2" style:family="text">
      <style:text-properties style:text-underline-style="solid" style:text-underline-width="auto" style:text-underline-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rebuchet MS"/>
    </style:style>
    <style:style style:name="T5" style:family="text">
      <style:text-properties style:font-name="Trebuchet MS" style:text-underline-style="solid" style:text-underline-width="auto" style:text-underline-color="#000000"/>
    </style:style>
    <style:style style:name="T6" style:family="text">
      <style:text-properties fo:color="#0000ff" style:font-name="Trebuchet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ODO:</text:span></text:p>
      <text:p text:style-name="Standard"><text:span text:style-name="T3">Umut:</text:span> Use- Case- Diagramm- grundlegende Funktionalität aus Sicht des Benutzers -&gt;bis 02.11</text:p>
      <text:p text:style-name="P1"><text:span text:style-name="T3">Gemeinsam:</text:span><text:span text:style-name="T4"> Projektname -&gt;bis 30.10<text:tab/> </text:span></text:p>
      <text:p text:style-name="Standard"><text:span text:style-name="T3">Miriam und David</text:span>: Projektptäsentation 10 Minuten -&gt;bis 04.11</text:p>
      <text:p text:style-name="Standard"><text:span text:style-name="T3">Patrick:</text:span> Projekthomepage in Cewebs-&gt; bis 04.11</text:p>
      <text:p text:style-name="Standard"><text:span text:style-name="T3">Jeder für sich:</text:span> Projekttagebuch-&gt; bis 05.11</text:p>
      <text:p text:style-name="Standard"><text:span text:style-name="T3">Überlegen jeder für sich</text:span>: Implemenatationsmöglichkeiten, Dauer und Aufwand der einzelnen Punkte, gegebenenfalls Dokument editieren -&gt; bis 31.10</text:p>
      <text:p text:style-name="Standard">Projekt:</text:p>
      <text:list xml:id="list2406224264011701783" text:style-name="WWNum3">
        <text:list-item>
          <text:p text:style-name="P3"><text:span text:style-name="T4">3 Benutzergruppen: </text:span></text:p>
        </text:list-item>
      </text:list>
      <text:p text:style-name="List_20_Paragraph">Admin, User, Forscher</text:p>
      <text:list xml:id="list31494463" text:continue-numbering="true" text:style-name="WWNum3">
        <text:list-item>
          <text:p text:style-name="P3"><text:span text:style-name="T4">User-Funktionalit</text:span>ä<text:span text:style-name="T4">ten: Kontakte kn</text:span>ü<text:span text:style-name="T4">pfen, Informationen teilen (z.B.: Status posten), Suchfunktion, auf Pinnwand eines anderen Posten, Eintr</text:span>ä<text:span text:style-name="T4">ge anderer Kommentieren (nur Texteintr</text:span>ä<text:span text:style-name="T4">ge)</text:span></text:p>
        </text:list-item>
        <text:list-item>
          <text:p text:style-name="P3"><text:span text:style-name="T4">Pinnwand (wenn Freund, dann ja und auf eigene Pinnwand): Selber l</text:span>ö<text:span text:style-name="T4">schen und editieren k</text:span>ö<text:span text:style-name="T4">nnen.</text:span></text:p>
        </text:list-item>
        <text:list-item>
          <text:p text:style-name="P3"><text:span text:style-name="T4">Admin-Funktionalit</text:span>ä<text:span text:style-name="T4">t: User &amp; Beitr</text:span>ä<text:span text:style-name="T4">ge sperren k</text:span>ö<text:span text:style-name="T4">nnen</text:span></text:p>
        </text:list-item>
        <text:list-item>
          <text:p text:style-name="P3"><text:span text:style-name="T4">Statistiken f</text:span>ü<text:span text:style-name="T4">r Forscher(Frequenz der Nachrichten, Vernetzungsgrad)</text:span></text:p>
        </text:list-item>
      </text:list>
      <text:p text:style-name="P4"><text:tab/><text:span text:style-name="Rot"><text:span text:style-name="T4">Umut :</text:span></text:span><text:span text:style-name="T5"> Werden wir die Nachrichtenfunktion implementieren? </text:span><text:span text:style-name="T1"><text:line-break/></text:span><text:span text:style-name="Rot"><text:span text:style-name="T4"><text:tab/><text:tab/>Statistik </text:span></text:span><text:span text:style-name="Rot">ü</text:span><text:span text:style-name="Rot"><text:span text:style-name="T4">ber einen gewissen Zeitraum (Tag, Woche, Monat, </text:span></text:span><text:span text:style-name="Rot">…</text:span><text:span text:style-name="Rot"><text:span text:style-name="T4">), <text:s text:c="6"/><text:tab/><text:tab/><text:tab/> Gemeinsame Freunde reicht meiner Meinung nach</text:span></text:span></text:p>
      <text:p text:style-name="P4"><text:span text:style-name="Rot"><text:span text:style-name="T6"><text:tab/>Patrick: Ich finde wir können in den Statistiken die Beiträge und Kommentare <text:tab/><text:tab/><text:tab/>mitmessen und das reicht aus. Also keine zusätzliche Nachrichtenfunktion.</text:span></text:span></text:p>
      <text:list xml:id="list31490692" text:continue-numbering="true" text:style-name="WWNum3">
        <text:list-item>
          <text:p text:style-name="P3"><text:span text:style-name="T4">Zus</text:span>ä<text:span text:style-name="T4">tzliche Funktionalit</text:span>ä<text:span text:style-name="T4">t (z.B.: anstupsen)</text:span></text:p>
        </text:list-item>
        <text:list-item>
          <text:p text:style-name="P3"><text:span text:style-name="T4">Privatsph</text:span>ä<text:span text:style-name="T4">reneinstellungen f</text:span>ü<text:span text:style-name="T4">r den User: Kann jemand jemanden anderen anstupsen bzw. Eintr</text:span>ä<text:span text:style-name="T4">ge anderer kommentieren? Bzw. Pinnwand eines anderen einsehen?</text:span></text:p>
        </text:list-item>
      </text:list>
      <text:p text:style-name="List_20_Paragraph">Definieren Freunde und Global- wer kann deinen Status sehen.</text:p>
      <text:p text:style-name="P4"><text:tab/><text:span text:style-name="Rot"><text:span text:style-name="T4">Umut : Statistik </text:span></text:span><text:span text:style-name="Rot">ü</text:span><text:span text:style-name="Rot"><text:span text:style-name="T4">ber einen gewissen Zeitraum (Tag, Woche, Monat, </text:span></text:span><text:span text:style-name="Rot">…</text:span><text:span text:style-name="Rot"><text:span text:style-name="T4">), <text:s text:c="6"/><text:tab/><text:tab/><text:tab/> Gemeinsame Freunde reicht meiner Meinung nach</text:span></text:span></text:p>
      <text:p text:style-name="P4"><text:span text:style-name="Rot"><text:span text:style-name="T4"><text:tab/></text:span></text:span><text:span text:style-name="Rot"><text:span text:style-name="T6">Patrick: s.o.</text:span></text:span></text:p>
      <text:list xml:id="list31473406" text:continue-numbering="true" text:style-name="WWNum3">
        <text:list-item>
          <text:p text:style-name="P3"><text:span text:style-name="T4">Fehlermeldungsseite wenn keine Berechtigung f</text:span>ü<text:span text:style-name="T4">r Seitenzugriff</text:span></text:p>
        </text:list-item>
        <text:list-item>
          <text:p text:style-name="P3"><text:span text:style-name="T4">Erfahrungswerte XP-Points: um so mehr Kommentare man kommentiert um so mehr Erfahrungspunkte(</text:span>Ü<text:span text:style-name="T4">berpr</text:span>ü<text:span text:style-name="T4">fung auf richtige Kommentare, z.B.: pro Tag nur 10 Sternchen)</text:span></text:p>
        </text:list-item>
        <text:list-item>
          <text:p text:style-name="P3"><text:span text:style-name="T4">Profilbild f</text:span>ü<text:span text:style-name="T4">r User</text:span></text:p>
        </text:list-item>
        <text:list-item>
          <text:p text:style-name="P3"><text:span text:style-name="T4">Content muss je nach Sichtbarkeit angezeigt werden.</text:span></text:p>
        </text:list-item>
      </text:list>
      <text:p text:style-name="Standard"><text:soft-page-break/></text:p>
      <text:p text:style-name="Standard">Thema: Social Media Satire </text:p>
      <text:p text:style-name="Standard"/>
      <text:p text:style-name="Standard">Bei der Pojektpräsentation: jeder trägt einen Teil vo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DE" style:letter-kerning="true" style:font-name-asian="Arial Unicode MS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fo:line-height="108%" fo:orphans="2" fo:widows="2" style:writing-mode="lr-tb"/>
      <style:text-properties fo:color="#000000" style:font-name="Calibri" fo:font-size="11pt" style:text-underline-style="none" style:font-name-asian="Calibri1" style:font-size-asian="11pt" style:language-asian="en" style:country-asian="US" style:font-name-complex="Calibri1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Kopf-_20_und_20_Fußzeilen" style:display-name="Kopf- und Fußzeilen" style:family="paragraph" style:default-outline-level="">
      <style:paragraph-properties fo:orphans="2" fo:widows="2" style:writing-mode="lr-tb">
        <style:tab-stops>
          <style:tab-stop style:position="15.91cm" style:type="right"/>
        </style:tab-stops>
      </style:paragraph-properties>
      <style:text-properties fo:color="#000000" style:font-name="Helvetica" fo:font-size="12pt" style:font-size-asian="12pt" style:font-name-complex="Arial Unicode MS" style:font-size-complex="12pt"/>
    </style:style>
    <style:style style:name="List_20_Paragraph" style:display-name="List Paragraph" style:family="paragraph" style:default-outline-level="">
      <style:paragraph-properties fo:margin="100%" fo:margin-left="1.27cm" fo:margin-right="0cm" fo:margin-top="0cm" fo:margin-bottom="0.282cm" fo:line-height="108%" fo:orphans="2" fo:widows="2" fo:text-indent="0cm" style:auto-text-indent="false" style:writing-mode="lr-tb"/>
      <style:text-properties fo:color="#000000" style:font-name="Calibri" fo:font-size="11pt" style:text-underline-style="none" style:font-name-asian="Calibri1" style:font-size-asian="11pt" style:font-name-complex="Calibri1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ot" style:family="text">
      <style:text-properties fo:color="#c82505" fo:language="de" fo:country="DE"/>
    </style:style>
    <style:style style:name="ListLabel_20_1" style:display-name="ListLabel 1" style:family="text">
      <style:text-properties style:text-position="0% 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Kopf-_20_und_20_Fußzeilen"/>
      </style:header>
      <style:footer>
        <text:p text:style-name="Kopf-_20_und_20_Fußzeilen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trick Pazour</dc:creator>
    <meta:editing-cycles>2</meta:editing-cycles>
    <meta:creation-date>2014-10-30T15:12:00</meta:creation-date>
    <dc:date>2014-11-01T11:32:44.11</dc:date>
    <meta:editing-duration>P0D</meta:editing-duration>
    <meta:generator>OpenOffice/4.0.1$Win32 OpenOffice.org_project/401m5$Build-9714</meta:generator>
    <meta:document-statistic meta:table-count="0" meta:image-count="0" meta:object-count="0" meta:page-count="2" meta:paragraph-count="27" meta:word-count="258" meta:character-count="19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